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307cm" fo:min-width="7.247cm"/>
    </style:style>
    <style:style style:name="gr2" style:family="graphic" style:parent-style-name="standard">
      <style:graphic-properties draw:fill-color="#ffffff" draw:textarea-horizontal-align="justify" draw:textarea-vertical-align="middle" draw:auto-grow-height="false" fo:min-height="3.433cm" fo:min-width="6.485cm"/>
    </style:style>
    <style:style style:name="gr3" style:family="graphic" style:parent-style-name="standard">
      <style:graphic-properties draw:fill-color="#ffffff" draw:textarea-horizontal-align="justify" draw:textarea-vertical-align="middle" draw:auto-grow-height="false" fo:min-height="2.29cm" fo:min-width="6.485cm"/>
    </style:style>
    <style:style style:name="gr4" style:family="graphic" style:parent-style-name="standard">
      <style:graphic-properties draw:fill-color="#ff0000" draw:textarea-horizontal-align="justify" draw:textarea-vertical-align="middle" draw:auto-grow-height="false" fo:min-height="0.021cm" fo:min-width="0cm"/>
    </style:style>
    <style:style style:name="gr5" style:family="graphic" style:parent-style-name="standard">
      <style:graphic-properties draw:fill-color="#ffff00" draw:textarea-horizontal-align="justify" draw:textarea-vertical-align="middle" draw:auto-grow-height="false" fo:min-height="0.021cm" fo:min-width="0cm"/>
    </style:style>
    <style:style style:name="gr6" style:family="graphic" style:parent-style-name="standard">
      <style:graphic-properties draw:textarea-horizontal-align="justify" draw:textarea-vertical-align="middle" draw:auto-grow-height="false" fo:min-height="2.091cm" fo:min-width="7.247cm"/>
    </style:style>
    <style:style style:name="gr7" style:family="graphic" style:parent-style-name="standard">
      <style:graphic-properties draw:fill-color="#ffffff" draw:textarea-horizontal-align="justify" draw:textarea-vertical-align="middle" draw:auto-grow-height="false" fo:min-height="1.655cm" fo:min-width="2.929cm"/>
    </style:style>
    <style:style style:name="gr8" style:family="graphic" style:parent-style-name="standard">
      <style:graphic-properties draw:textarea-horizontal-align="justify" draw:textarea-vertical-align="middle" draw:auto-grow-height="false" fo:min-height="11.307cm" fo:min-width="1.429cm"/>
    </style:style>
    <style:style style:name="gr9" style:family="graphic" style:parent-style-name="standard">
      <style:graphic-properties draw:fill-color="#ffffff" draw:textarea-horizontal-align="justify" draw:textarea-vertical-align="middle" draw:auto-grow-height="false" fo:min-height="1.215cm" fo:min-width="1.154cm"/>
    </style:style>
    <style:style style:name="gr10" style:family="graphic" style:parent-style-name="standard">
      <style:graphic-properties draw:fill-color="#000000" draw:textarea-horizontal-align="justify" draw:textarea-vertical-align="middle" draw:auto-grow-height="false" fo:min-height="0.375cm" fo:min-width="0.192cm"/>
    </style:style>
    <style:style style:name="gr11" style:family="graphic" style:parent-style-name="standard">
      <style:graphic-properties draw:fill-color="#000000" draw:textarea-horizontal-align="justify" draw:textarea-vertical-align="middle" draw:auto-grow-height="false" fo:min-height="0.276cm" fo:min-width="0.04cm"/>
    </style:style>
    <style:style style:name="gr12" style:family="graphic" style:parent-style-name="standard">
      <style:graphic-properties draw:stroke="none" svg:stroke-color="#000000" draw:fill="none" draw:fill-color="#ffffff" fo:min-height="0.949cm"/>
    </style:style>
    <style:style style:name="gr13" style:family="graphic" style:parent-style-name="standard">
      <style:graphic-properties draw:stroke="none" svg:stroke-color="#000000" draw:fill="none" draw:fill-color="#ffffff" fo:min-height="0.658cm"/>
    </style:style>
    <style:style style:name="gr14" style:family="graphic" style:parent-style-name="standard">
      <style:graphic-properties draw:stroke="none" svg:stroke-color="#000000" draw:fill="none" draw:fill-color="#ffffff" fo:min-height="0.785cm"/>
    </style:style>
    <style:style style:name="gr15" style:family="graphic" style:parent-style-name="standard">
      <style:graphic-properties svg:stroke-color="#000000" draw:fill-color="#ffffff" draw:textarea-horizontal-align="justify" draw:textarea-vertical-align="middle" draw:auto-grow-height="false" fo:min-height="1.655cm" fo:min-width="2.929cm"/>
    </style:style>
    <style:style style:name="gr16" style:family="graphic" style:parent-style-name="standard">
      <style:graphic-properties draw:stroke="none" svg:stroke-color="#000000" draw:fill="none" draw:fill-color="#ffffff" fo:min-height="0.663cm"/>
    </style:style>
    <style:style style:name="gr17" style:family="graphic" style:parent-style-name="standard">
      <style:graphic-properties draw:stroke="none" svg:stroke-color="#000000" draw:fill="none" draw:fill-color="#ffffff" fo:min-height="0.632cm"/>
    </style:style>
    <style:style style:name="gr18" style:family="graphic" style:parent-style-name="objectwithoutfill">
      <style:graphic-properties svg:stroke-width="0.212cm" svg:stroke-color="#000000" draw:marker-start-width="0.518cm" draw:marker-end-width="0.518cm" draw:fill="solid" draw:textarea-vertical-align="middle" fo:padding-top="0.231cm" fo:padding-bottom="0.231cm" fo:padding-left="0.356cm" fo:padding-right="0.356cm"/>
    </style:style>
    <style:style style:name="gr19" style:family="graphic" style:parent-style-name="standard">
      <style:graphic-properties draw:fill-color="#000000" draw:textarea-horizontal-align="justify" draw:textarea-vertical-align="middle" draw:auto-grow-height="false" fo:min-height="0.893cm" fo:min-width="1.429cm"/>
    </style:style>
    <style:style style:name="gr20" style:family="graphic" style:parent-style-name="standard">
      <style:graphic-properties draw:fill-color="#000000" draw:textarea-horizontal-align="justify" draw:textarea-vertical-align="middle" draw:auto-grow-height="false" fo:min-height="0.385cm" fo:min-width="0cm"/>
    </style:style>
    <style:style style:name="gr21" style:family="graphic" style:parent-style-name="standard">
      <style:graphic-properties draw:fill-color="#000000" draw:textarea-horizontal-align="justify" draw:textarea-vertical-align="middle" draw:auto-grow-height="false" fo:min-height="0.021cm" fo:min-width="0cm"/>
    </style:style>
    <style:style style:name="gr22" style:family="graphic" style:parent-style-name="objectwithoutfill">
      <style:graphic-properties svg:stroke-color="#000000" draw:marker-end="Arrow" draw:marker-end-width="0.3cm" draw:fill="solid" draw:textarea-vertical-align="middle"/>
    </style:style>
    <style:style style:name="gr23" style:family="graphic" style:parent-style-name="standard">
      <style:graphic-properties draw:textarea-horizontal-align="justify" draw:textarea-vertical-align="middle" draw:auto-grow-height="false" fo:min-height="1.274cm" fo:min-width="7.247cm"/>
    </style:style>
    <style:style style:name="P1" style:family="paragraph">
      <style:paragraph-properties fo:text-align="center"/>
    </style:style>
    <style:style style:name="P2" style:family="paragraph">
      <loext:graphic-properties draw:fill-color="#ffffff"/>
      <style:paragraph-properties fo:text-align="center"/>
      <style:text-properties fo:font-weight="bold" style:font-weight-asian="bold" style:font-weight-complex="bold"/>
    </style:style>
    <style:style style:name="P3" style:family="paragraph">
      <loext:graphic-properties draw:fill-color="#ff0000"/>
      <style:paragraph-properties fo:text-align="center"/>
    </style:style>
    <style:style style:name="P4" style:family="paragraph">
      <loext:graphic-properties draw:fill-color="#ffff00"/>
      <style:paragraph-properties fo:text-align="center"/>
    </style:style>
    <style:style style:name="P5" style:family="paragraph">
      <loext:graphic-properties draw:fill-color="#ffffff"/>
      <style:paragraph-properties fo:text-align="center"/>
      <style:text-properties fo:font-size="15pt" fo:font-weight="bold" style:font-size-asian="15pt" style:font-weight-asian="bold" style:font-size-complex="15pt" style:font-weight-complex="bold"/>
    </style:style>
    <style:style style:name="P6" style:family="paragraph">
      <loext:graphic-properties draw:fill-color="#ffffff"/>
      <style:paragraph-properties fo:text-align="center"/>
      <style:text-properties fo:font-size="12pt" fo:font-weight="bold" style:font-size-asian="12pt" style:font-weight-asian="bold" style:font-size-complex="12pt" style:font-weight-complex="bold"/>
    </style:style>
    <style:style style:name="P7" style:family="paragraph">
      <loext:graphic-properties draw:fill-color="#000000"/>
      <style:paragraph-properties fo:text-align="center"/>
    </style:style>
    <style:style style:name="P8" style:family="paragraph">
      <loext:graphic-properties draw:fill="none" draw:fill-color="#ffffff"/>
      <style:text-properties fo:font-size="12pt" fo:font-weight="bold" style:font-size-asian="12pt" style:font-weight-asian="bold" style:font-size-complex="12pt" style:font-weight-complex="bold"/>
    </style:style>
    <style:style style:name="P9" style:family="paragraph">
      <style:text-properties fo:font-size="16pt" style:font-size-asian="16pt" style:font-size-complex="16pt"/>
    </style:style>
    <style:style style:name="P10" style:family="paragraph">
      <loext:graphic-properties draw:fill="none" draw:fill-color="#ffffff"/>
      <style:text-properties fo:font-size="16pt" fo:font-weight="bold" style:font-size-asian="16pt" style:font-weight-asian="bold" style:font-size-complex="16pt" style:font-weight-complex="bold"/>
    </style:style>
    <style:style style:name="P11" style:family="paragraph">
      <loext:graphic-properties draw:fill="none" draw:fill-color="#ffffff"/>
      <style:paragraph-properties fo:text-align="center"/>
      <style:text-properties fo:font-size="12pt" fo:font-weight="bold" style:font-size-asian="12pt" style:font-weight-asian="bold" style:font-size-complex="12pt"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loext:graphic-properties draw:fill="solid"/>
      <style:paragraph-properties fo:text-align="center"/>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747cm" svg:height="11.557cm" svg:x="6.183cm" svg:y="9.097cm">
          <text:p/>
          <draw:enhanced-geometry svg:viewBox="0 0 21600 21600" draw:type="rectangle" draw:enhanced-path="M 0 0 L 21600 0 21600 21600 0 21600 0 0 Z N"/>
        </draw:custom-shape>
        <draw:custom-shape draw:style-name="gr2" draw:text-style-name="P2" draw:layer="layout" svg:width="6.985cm" svg:height="3.683cm" svg:x="6.583cm" svg:y="16.59cm">
          <text:p text:style-name="P1"><text:span text:style-name="T1">RPI &amp; GROVEPi+</text:span></text:p>
          <text:p text:style-name="P1"><text:span text:style-name="T1">HAT</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6.985cm" svg:height="2.54cm" svg:x="6.691cm" svg:y="9.478cm">
          <text:p text:style-name="P1"><text:span text:style-name="T1">RGB LCD BACKLIT </text:span></text:p>
          <text:p text:style-name="P1"><text:span text:style-name="T1">DISPLAY</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0.381cm" svg:height="0.381cm" svg:x="6.861cm" svg:y="1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81cm" svg:height="0.381cm" svg:x="8.36cm" svg:y="12.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81cm" svg:height="0.381cm" svg:x="9.86cm" svg:y="12.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81cm" svg:height="0.381cm" svg:x="11.36cm" svg:y="12.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381cm" svg:height="0.381cm" svg:x="12.96cm" svg:y="12.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7.747cm" svg:height="2.341cm" svg:x="6.183cm" svg:y="6.213cm">
          <text:p/>
          <draw:enhanced-geometry svg:viewBox="0 0 21600 21600" draw:type="rectangle" draw:enhanced-path="M 0 0 L 21600 0 21600 21600 0 21600 0 0 Z N"/>
        </draw:custom-shape>
        <draw:custom-shape draw:style-name="gr7" draw:text-style-name="P2" draw:layer="layout" svg:width="3.429cm" svg:height="1.905cm" svg:x="6.31cm" svg:y="6.386cm">
          <text:p text:style-name="P1"><text:span text:style-name="T1">SMOKE</text:span></text:p>
          <draw:enhanced-geometry svg:viewBox="0 0 21600 21600" draw:mirror-horizontal="false" draw:mirror-vertical="false" draw:type="rectangle" draw:enhanced-path="M 0 0 L 21600 0 21600 21600 0 21600 0 0 Z N"/>
        </draw:custom-shape>
        <draw:custom-shape draw:style-name="gr7" draw:text-style-name="P5" draw:layer="layout" svg:width="3.429cm" svg:height="1.905cm" svg:x="10.21cm" svg:y="6.386cm">
          <text:p text:style-name="P1"><text:span text:style-name="T2">TEMP/HUMID</text:span></text:p>
          <draw:enhanced-geometry svg:viewBox="0 0 21600 21600" draw:mirror-horizontal="false" draw:mirror-vertical="false" draw:type="rectangle" draw:enhanced-path="M 0 0 L 21600 0 21600 21600 0 21600 0 0 Z N"/>
        </draw:custom-shape>
        <draw:custom-shape draw:style-name="gr8" draw:text-style-name="P1" draw:layer="layout" svg:width="1.929cm" svg:height="11.557cm" svg:x="3.383cm" svg:y="9.097cm">
          <text:p/>
          <draw:enhanced-geometry svg:viewBox="0 0 21600 21600" draw:type="rectangle" draw:enhanced-path="M 0 0 L 21600 0 21600 21600 0 21600 0 0 Z N"/>
        </draw:custom-shape>
        <draw:custom-shape draw:style-name="gr8" draw:text-style-name="P1" draw:layer="layout" svg:width="1.929cm" svg:height="11.557cm" svg:x="14.983cm" svg:y="9.097cm">
          <text:p/>
          <draw:enhanced-geometry svg:viewBox="0 0 21600 21600" draw:type="rectangle" draw:enhanced-path="M 0 0 L 21600 0 21600 21600 0 21600 0 0 Z N"/>
        </draw:custom-shape>
        <draw:custom-shape draw:style-name="gr9" draw:text-style-name="P6" draw:layer="layout" svg:width="1.654cm" svg:height="1.465cm" svg:x="3.51cm" svg:y="13.586cm">
          <text:p text:style-name="P1"><text:span text:style-name="T3">BUZZER</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0.978cm" svg:height="0.883cm" svg:x="4.359cm" svg:y="9.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762cm" svg:height="0.744cm" svg:x="4.559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8" draw:layer="layout" svg:width="2.679cm" svg:height="1.199cm" svg:x="4.62cm" svg:y="15.802cm">
          <draw:text-box>
            <text:p><text:span text:style-name="T3">ATOMIZER</text:span></text:p>
            <text:p text:style-name="P1"><text:span text:style-name="T3">WIRES</text:span></text:p>
          </draw:text-box>
        </draw:frame>
        <draw:frame draw:style-name="gr13" draw:text-style-name="P10" draw:layer="layout" svg:width="2.318cm" svg:height="0.908cm" draw:transform="rotate (1.5707963267949) translate (6.588cm 14.97cm)">
          <draw:text-box>
            <text:p text:style-name="P9"><text:span text:style-name="T4">TEMP</text:span></text:p>
          </draw:text-box>
        </draw:frame>
        <draw:frame draw:style-name="gr12" draw:text-style-name="P11" draw:layer="layout" svg:width="2.679cm" svg:height="1.673cm" svg:x="1.922cm" svg:y="9.204cm">
          <draw:text-box>
            <text:p text:style-name="P1"><text:span text:style-name="T3">SMOKE &amp; BUZZER</text:span></text:p>
            <text:p text:style-name="P1"><text:span text:style-name="T3">WIRES</text:span></text:p>
          </draw:text-box>
        </draw:frame>
        <draw:frame draw:style-name="gr12" draw:text-style-name="P11" draw:layer="layout" svg:width="2.679cm" svg:height="1.673cm" svg:x="14.023cm" svg:y="10.405cm">
          <draw:text-box>
            <text:p text:style-name="P1"><text:span text:style-name="T3">TEMP &amp; RELAY</text:span></text:p>
            <text:p text:style-name="P1"><text:span text:style-name="T3">WIRES</text:span></text:p>
          </draw:text-box>
        </draw:frame>
        <draw:custom-shape draw:style-name="gr11" draw:text-style-name="P7" draw:layer="layout" svg:width="0.762cm" svg:height="0.744cm" svg:x="14.959cm" svg:y="1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2.679cm" svg:height="1.199cm" svg:x="15.325cm" svg:y="15.707cm">
          <draw:text-box>
            <text:p text:style-name="P1"><text:span text:style-name="T3">MOIST</text:span></text:p>
            <text:p text:style-name="P1"><text:span text:style-name="T3">WIRES</text:span></text:p>
          </draw:text-box>
        </draw:frame>
        <draw:custom-shape draw:style-name="gr11" draw:text-style-name="P7" draw:layer="layout" svg:width="0.762cm" svg:height="0.744cm" svg:x="14.96cm" svg:y="13.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2.679cm" svg:height="1.199cm" svg:x="14.026cm" svg:y="12.507cm">
          <draw:text-box>
            <text:p text:style-name="P1"><text:span text:style-name="T3">POWER</text:span></text:p>
            <text:p text:style-name="P1"><text:span text:style-name="T3">WIRE</text:span></text:p>
          </draw:text-box>
        </draw:frame>
        <draw:frame draw:style-name="gr14" draw:text-style-name="P12" draw:layer="layout" svg:width="5.461cm" svg:height="1.035cm" svg:x="7.72cm" svg:y="20.59cm">
          <draw:text-box>
            <text:p><text:span text:style-name="T1">FRONT SIDE</text:span></text:p>
          </draw:text-box>
        </draw:frame>
        <draw:frame draw:style-name="gr14" draw:text-style-name="P12" draw:layer="layout" svg:width="5.461cm" svg:height="1.035cm" svg:x="13.921cm" svg:y="20.591cm">
          <draw:text-box>
            <text:p><text:span text:style-name="T1">RIGHT SIDE</text:span></text:p>
          </draw:text-box>
        </draw:frame>
        <draw:frame draw:style-name="gr14" draw:text-style-name="P12" draw:layer="layout" svg:width="5.461cm" svg:height="1.035cm" svg:x="7.721cm" svg:y="20.591cm">
          <draw:text-box>
            <text:p><text:span text:style-name="T1">FRONT SIDE</text:span></text:p>
          </draw:text-box>
        </draw:frame>
        <draw:frame draw:style-name="gr14" draw:text-style-name="P12" draw:layer="layout" svg:width="3.859cm" svg:height="1.035cm" svg:x="2.621cm" svg:y="20.591cm">
          <draw:text-box>
            <text:p><text:span text:style-name="T1">LEFT SIDE</text:span></text:p>
          </draw:text-box>
        </draw:frame>
        <draw:frame draw:style-name="gr14" draw:text-style-name="P12" draw:layer="layout" svg:width="5.461cm" svg:height="1.035cm" svg:x="8.031cm" svg:y="5.183cm">
          <draw:text-box>
            <text:p><text:span text:style-name="T1">TOP SIDE</text:span></text:p>
          </draw:text-box>
        </draw:frame>
        <draw:custom-shape draw:style-name="gr15" draw:text-style-name="P2" draw:layer="layout" svg:width="3.429cm" svg:height="1.905cm" svg:x="3.81cm" svg:y="24.586cm">
          <text:p text:style-name="P1"><text:span text:style-name="T1">WATER</text:span></text:p>
          <text:p text:style-name="P1"><text:span text:style-name="T1">ATOMIZER</text:span></text:p>
          <draw:enhanced-geometry svg:viewBox="0 0 21600 21600" draw:mirror-horizontal="false" draw:mirror-vertical="false" draw:type="rectangle" draw:enhanced-path="M 0 0 L 21600 0 21600 21600 0 21600 0 0 Z N"/>
        </draw:custom-shape>
        <draw:custom-shape draw:style-name="gr15" draw:text-style-name="P2" draw:layer="layout" svg:width="3.429cm" svg:height="1.905cm" svg:x="12.51cm" svg:y="24.586cm">
          <text:p text:style-name="P1"><text:span text:style-name="T1">SOIL</text:span></text:p>
          <text:p text:style-name="P1"><text:span text:style-name="T1">MOISTURE</text:span></text:p>
          <draw:enhanced-geometry svg:viewBox="0 0 21600 21600" draw:mirror-horizontal="false" draw:mirror-vertical="false" draw:type="rectangle" draw:enhanced-path="M 0 0 L 21600 0 21600 21600 0 21600 0 0 Z N"/>
        </draw:custom-shape>
        <draw:custom-shape draw:style-name="gr15" draw:text-style-name="P2" draw:layer="layout" svg:width="3.429cm" svg:height="1.905cm" svg:x="14.716cm" svg:y="4.175cm">
          <text:p text:style-name="P1"><text:span text:style-name="T1">FAN/LIGHT</text:span></text:p>
          <text:p text:style-name="P1"><text:span text:style-name="T1">RELAYS</text:span></text:p>
          <draw:enhanced-geometry svg:viewBox="0 0 21600 21600" draw:mirror-horizontal="false" draw:mirror-vertical="false" draw:type="rectangle" draw:enhanced-path="M 0 0 L 21600 0 21600 21600 0 21600 0 0 Z N"/>
        </draw:custom-shape>
        <draw:frame draw:style-name="gr16" draw:text-style-name="P10" draw:layer="layout" svg:width="2.572cm" svg:height="0.913cm" draw:transform="rotate (1.5707963267949) translate (8.088cm 15.224cm)">
          <draw:text-box>
            <text:p text:style-name="P9"><text:span text:style-name="T4">HUMID</text:span></text:p>
          </draw:text-box>
        </draw:frame>
        <draw:frame draw:style-name="gr16" draw:text-style-name="P10" draw:layer="layout" svg:width="2.572cm" svg:height="0.913cm" draw:transform="rotate (1.5707963267949) translate (9.589cm 15.224cm)">
          <draw:text-box>
            <text:p text:style-name="P9"><text:span text:style-name="T4">MOIST</text:span></text:p>
          </draw:text-box>
        </draw:frame>
        <draw:frame draw:style-name="gr16" draw:text-style-name="P10" draw:layer="layout" svg:width="2.572cm" svg:height="0.913cm" draw:transform="rotate (1.5707963267949) translate (11.09cm 15.424cm)">
          <draw:text-box>
            <text:p text:style-name="P9"><text:span text:style-name="T4">SMOKE</text:span></text:p>
          </draw:text-box>
        </draw:frame>
        <draw:frame draw:style-name="gr17" draw:text-style-name="P10" draw:layer="layout" svg:width="2.88cm" svg:height="0.882cm" draw:transform="rotate (1.5707963267949) translate (12.691cm 15.732cm)">
          <draw:text-box>
            <text:p text:style-name="P9"><text:span text:style-name="T4">W.ATOM</text:span></text:p>
          </draw:text-box>
        </draw:frame>
        <draw:custom-shape draw:style-name="gr10" draw:text-style-name="P7" draw:layer="layout" svg:width="0.978cm" svg:height="0.883cm" svg:x="14.959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 draw:text-style-name="P13" draw:layer="layout" svg:width="2.733cm" svg:height="1.848cm" draw:transform="rotate (1.5707963267949) translate (4.79541523688092cm 10.084cm)" svg:viewBox="0 0 2734 1849" svg:d="M0 27c313-99 556 112 882 88 295-22 589 17 882 29 284 10 669 56 735 441 51 295 163 581 176 882l30 294 29 88">
          <text:p/>
        </draw:path>
        <draw:path draw:style-name="gr18" draw:text-style-name="P13" draw:layer="layout" svg:width="3.656cm" svg:height="0.449cm" draw:transform="rotate (-1.78983514792018) translate (5.02871532941439cm 10.1590169811007cm)" svg:viewBox="0 0 3657 450" svg:d="M0 212c341-93 626 200 950 210 314 11 622 55 934 3 291-47 583-69 874-134 290-64 564-166 848-249l51-42">
          <text:p/>
        </draw:path>
        <draw:path draw:style-name="gr18" draw:text-style-name="P13" draw:layer="layout" svg:width="3.058cm" svg:height="2.031cm" draw:transform="rotate (1.5707963267949) translate (13.406cm 10.113cm)" svg:viewBox="0 0 3059 2032" svg:d="M0 2028c295-1 590-16 882 0 298 17 585-23 882-29 332-6 647-175 882-441 234-265 437-585 411-941l-29-294-30-294v-29">
          <text:p/>
        </draw:path>
        <draw:path draw:style-name="gr18" draw:text-style-name="P13" draw:layer="layout" svg:width="5.116cm" svg:height="3.253cm" draw:transform="rotate (0.464955712731289) translate (13.9168019370497cm 6.99812288796211cm)" svg:viewBox="0 0 5117 3254" svg:d="M0 3254c354-28 711 16 1064-24 375-43 741-168 1119-196 394-30 742-212 1130-222 416-11 787-179 1118-394 249-160 337-486 474-748 143-271 213-569 212-881-2-406-330-590-604-763l-52-26">
          <text:p/>
        </draw:path>
        <draw:custom-shape draw:style-name="gr19" draw:text-style-name="P7" draw:layer="layout" svg:width="1.929cm" svg:height="1.143cm" svg:x="18.145cm" svg:y="13.446cm">
          <text:p/>
          <draw:enhanced-geometry svg:viewBox="0 0 21600 21600" draw:type="rectangle" draw:enhanced-path="M 0 0 L 21600 0 21600 21600 0 21600 0 0 Z N"/>
        </draw:custom-shape>
        <draw:custom-shape draw:style-name="gr20" draw:text-style-name="P7" draw:layer="layout" svg:width="0.254cm" svg:height="0.635cm" svg:x="19.796cm" svg:y="14.589cm">
          <text:p/>
          <draw:enhanced-geometry svg:viewBox="0 0 21600 21600" draw:type="rectangle" draw:enhanced-path="M 0 0 L 21600 0 21600 21600 0 21600 0 0 Z N"/>
        </draw:custom-shape>
        <draw:path draw:style-name="gr18" draw:text-style-name="P13" draw:layer="layout" svg:width="5.593cm" svg:height="2.703cm" draw:transform="rotate (-3.14159265358979) translate (18.408cm 16.594cm)" svg:viewBox="0 0 5594 2704" svg:d="M0 2590c195-42 369 29 567 37 205 8 402 67 605 76 190 8 377-45 567-38 195 7 391 0 586 0 196 0 392 6 586 0 195-7 389 9 585-38 219-53 421-163 567-321 161-175 337-336 435-567 101-239 359-358 529-548 154-172 254-378 378-567 111-170 154-370 189-567v-57">
          <text:p/>
        </draw:path>
        <draw:custom-shape draw:style-name="gr21" draw:text-style-name="P7" draw:layer="layout" svg:width="0.381cm" svg:height="0.381cm" svg:x="3.667cm" svg:y="16.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3.666cm" svg:y="1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9.763cm" svg:y="6.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9.762cm" svg:y="7.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16.24cm" svg:y="19.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16.239cm" svg:y="17.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16.238cm" svg:y="15.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16.239cm" svg:y="13.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16.238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16.237cm" svg:y="9.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3" draw:layer="layout" svg:x1="17.383cm" svg:y1="12.303cm" svg:x2="16.621cm" svg:y2="11.795cm">
          <text:p/>
        </draw:line>
        <draw:frame draw:style-name="gr12" draw:text-style-name="P11" draw:layer="layout" svg:width="2.679cm" svg:height="1.199cm" svg:x="16.736cm" svg:y="11.795cm">
          <draw:text-box>
            <text:p text:style-name="P1"><text:span text:style-name="T3">VENT</text:span></text:p>
            <text:p text:style-name="P1"><text:span text:style-name="T3">HOLES</text:span></text:p>
          </draw:text-box>
        </draw:frame>
        <draw:custom-shape draw:style-name="gr23" draw:text-style-name="P1" draw:layer="layout" svg:width="7.747cm" svg:height="1.524cm" svg:x="6.183cm" svg:y="21.574cm">
          <text:p/>
          <draw:enhanced-geometry svg:viewBox="0 0 21600 21600" draw:type="rectangle" draw:enhanced-path="M 0 0 L 21600 0 21600 21600 0 21600 0 0 Z N"/>
        </draw:custom-shape>
        <draw:frame draw:style-name="gr14" draw:text-style-name="P12" draw:layer="layout" svg:width="5.461cm" svg:height="1.035cm" svg:x="7.722cm" svg:y="23.092cm">
          <draw:text-box>
            <text:p><text:span text:style-name="T1">BOTTOM SIDE</text:span></text:p>
          </draw:text-box>
        </draw:frame>
        <draw:custom-shape draw:style-name="gr21" draw:text-style-name="P7" draw:layer="layout" svg:width="0.381cm" svg:height="0.381cm" svg:x="6.842cm" svg:y="22.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8.641cm" svg:y="2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10.741cm" svg:y="2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0.381cm" svg:height="0.381cm" svg:x="12.641cm" svg:y="2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 draw:text-style-name="P13" draw:layer="layout" svg:width="9.491cm" svg:height="3.633cm" draw:transform="rotate (-1.99211880822633) translate (7.84493284791233cm 16.9075594365101cm)" svg:viewBox="0 0 9492 3634" svg:d="M0 3222c238 33 463-87 697-89 250-2 476-31 729-14 259 17 512 63 773 32 241-28 487 0 729-14 293-18 569 119 837 226 266 107 561 115 840 182 270 64 524 81 798 88 233 6 441-30 678-80 239-51 432-171 657-228 247-62 379-295 616-366 230-69 300-317 501-425 199-106 387-235 571-368 208-149 340-372 542-532 224-176 274-486 440-710 208-280-36-471-33-721l-47-203">
          <text:p/>
        </draw:path>
        <draw:path draw:style-name="gr18" draw:text-style-name="P13" draw:layer="layout" svg:width="9.463cm" svg:height="3.911cm" draw:transform="rotate (-1.5707963267949) translate (19.2143685066136cm 16.241cm)" svg:viewBox="0 0 9464 3912" svg:d="M0 3889c225-19 446 34 672 20 222-14 449 14 672-20 225-34 433-133 651-204 282-92 509-276 651-509 123-202 150-451 244-671 103-239 309-436 367-692 69-305 323-459 488-692 202-285 456-539 733-753 206-159 420-305 732-326 229-14 436-49 652-41 232 10 442 103 671 143 233 41 429 206 652 285 269 95 465 290 671 468 217 188 417 398 591 631 159 213 254 452 407 672 147 211 323 403 407 651l61 244 40 204 102 162">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2T17:01:08.643000000</meta:creation-date>
    <dc:date>2019-03-13T17:18:55.859000000</dc:date>
    <meta:editing-duration>PT50M34S</meta:editing-duration>
    <meta:editing-cycles>11</meta:editing-cycles>
    <meta:generator>LibreOffice/6.2.0.3$Windows_X86_64 LibreOffice_project/98c6a8a1c6c7b144ce3cc729e34964b47ce25d62</meta:generator>
    <meta:document-statistic meta:object-count="64"/>
  </office:meta>
</office:document-meta>
</file>